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pt" style:font-size-asian="5pt" style:font-size-complex="5pt"/>
    </style:style>
    <style:style style:name="P3" style:family="paragraph">
      <style:paragraph-properties fo:text-align="center"/>
      <style:text-properties fo:font-size="2.5pt" style:font-size-asian="2.5pt" style:font-size-complex="2.5pt"/>
    </style:style>
    <style:style style:name="P4" style:family="paragraph">
      <style:paragraph-properties fo:text-align="center"/>
      <style:text-properties fo:font-size="3pt" style:font-size-asian="3pt" style:font-size-complex="3pt"/>
    </style:style>
    <style:style style:name="P5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2.5pt" style:font-size-asian="2.5pt" style:font-size-complex="2.5pt"/>
    </style:style>
    <style:style style:name="T3" style:family="text">
      <style:text-properties fo:font-size="3pt" style:font-size-asian="3pt" style:font-size-complex="3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.1cm" svg:height="0.5cm" svg:x="10.2cm" svg:y="5.3cm">
          <text:p text:style-name="P1"><text:span text:style-name="T1">Front End</text:span></text:p>
        </draw:rect>
        <draw:rect draw:style-name="gr1" draw:text-style-name="P2" xml:id="id4" draw:id="id4" draw:layer="layout" svg:width="1.1cm" svg:height="0.5cm" svg:x="8.7cm" svg:y="6.3cm">
          <text:p text:style-name="P1"><text:span text:style-name="T1">History</text:span></text:p>
        </draw:rect>
        <draw:rect draw:style-name="gr1" draw:text-style-name="P2" xml:id="id8" draw:id="id8" draw:layer="layout" svg:width="1.1cm" svg:height="0.5cm" svg:x="10.2cm" svg:y="6.3cm">
          <text:p text:style-name="P1"><text:span text:style-name="T1">Gallery</text:span></text:p>
        </draw:rect>
        <draw:rect draw:style-name="gr1" draw:text-style-name="P3" draw:layer="layout" svg:width="0.5cm" svg:height="0.227cm" svg:x="12.4cm" svg:y="5.273cm">
          <text:p text:style-name="P1"><text:span text:style-name="T2">Register</text:span></text:p>
        </draw:rect>
        <draw:rect draw:style-name="gr1" draw:text-style-name="P3" draw:layer="layout" svg:width="0.5cm" svg:height="0.227cm" svg:x="13.1cm" svg:y="5.273cm">
          <text:p text:style-name="P1"><text:span text:style-name="T2">Location</text:span></text:p>
        </draw:rect>
        <draw:rect draw:style-name="gr1" draw:text-style-name="P3" draw:layer="layout" svg:width="0.5cm" svg:height="0.227cm" svg:x="13.8cm" svg:y="5.273cm">
          <text:p text:style-name="P1"><text:span text:style-name="T2">About</text:span></text:p>
        </draw:rect>
        <draw:rect draw:style-name="gr1" draw:text-style-name="P2" xml:id="id3" draw:id="id3" draw:layer="layout" svg:width="1.1cm" svg:height="0.5cm" svg:x="7.2cm" svg:y="6.3cm">
          <text:p text:style-name="P1"><text:span text:style-name="T1">Home</text:span></text:p>
        </draw:rect>
        <draw:connector draw:style-name="gr2" draw:text-style-name="P1" draw:layer="layout" svg:x1="11.3cm" svg:y1="5.55cm" svg:x2="11.3cm" svg:y2="5.55cm" draw:start-shape="id1" draw:start-glue-point="1" draw:end-shape="id1" svg:d="M11300 5550z">
          <text:p/>
        </draw:connector>
        <draw:line draw:style-name="gr3" draw:text-style-name="P1" draw:layer="layout" svg:x1="10.8cm" svg:y1="5.8cm" svg:x2="10.8cm" svg:y2="6.1cm">
          <text:p/>
        </draw:line>
        <draw:line draw:style-name="gr3" draw:text-style-name="P1" draw:layer="layout" svg:x1="10.8cm" svg:y1="6.1cm" svg:x2="8.2cm" svg:y2="6.1cm">
          <text:p/>
        </draw:line>
        <draw:line draw:style-name="gr3" draw:text-style-name="P1" draw:layer="layout" svg:x1="7.8cm" svg:y1="6.1cm" svg:x2="7.8cm" svg:y2="6.3cm">
          <text:p/>
        </draw:line>
        <draw:line draw:style-name="gr3" draw:text-style-name="P1" draw:layer="layout" svg:x1="9.3cm" svg:y1="6.1cm" svg:x2="9.3cm" svg:y2="6.3cm">
          <text:p/>
        </draw:line>
        <draw:line draw:style-name="gr3" draw:text-style-name="P1" draw:layer="layout" svg:x1="10.8cm" svg:y1="6.1cm" svg:x2="12.5cm" svg:y2="6.1cm">
          <text:p/>
        </draw:line>
        <draw:line draw:style-name="gr3" draw:text-style-name="P1" draw:layer="layout" svg:x1="11.3cm" svg:y1="5.5cm" svg:x2="11.9cm" svg:y2="5.5cm">
          <text:p/>
        </draw:line>
        <draw:line draw:style-name="gr3" draw:text-style-name="P1" draw:layer="layout" svg:x1="11.9cm" svg:y1="5.5cm" svg:x2="11.9cm" svg:y2="5.7cm">
          <text:p/>
        </draw:line>
        <draw:line draw:style-name="gr3" draw:text-style-name="P1" draw:layer="layout" svg:x1="11.9cm" svg:y1="5.7cm" svg:x2="14.1cm" svg:y2="5.7cm">
          <text:p/>
        </draw:line>
        <draw:line draw:style-name="gr3" draw:text-style-name="P1" draw:layer="layout" svg:x1="14.1cm" svg:y1="5.7cm" svg:x2="14.1cm" svg:y2="5.5cm">
          <text:p/>
        </draw:line>
        <draw:line draw:style-name="gr3" draw:text-style-name="P1" draw:layer="layout" svg:x1="13.4cm" svg:y1="5.7cm" svg:x2="13.4cm" svg:y2="5.5cm">
          <text:p/>
        </draw:line>
        <draw:line draw:style-name="gr3" draw:text-style-name="P1" draw:layer="layout" svg:x1="12.7cm" svg:y1="5.7cm" svg:x2="12.7cm" svg:y2="5.5cm">
          <text:p/>
        </draw:line>
        <draw:rect draw:style-name="gr1" draw:text-style-name="P3" draw:layer="layout" svg:width="0.5cm" svg:height="0.227cm" svg:x="14.5cm" svg:y="5.273cm">
          <text:p text:style-name="P1"><text:span text:style-name="T2">Login</text:span></text:p>
        </draw:rect>
        <draw:line draw:style-name="gr3" draw:text-style-name="P1" draw:layer="layout" svg:x1="14.8cm" svg:y1="5.7cm" svg:x2="14.8cm" svg:y2="5.5cm">
          <text:p/>
        </draw:line>
        <draw:line draw:style-name="gr3" draw:text-style-name="P1" draw:layer="layout" svg:x1="14.1cm" svg:y1="5.7cm" svg:x2="14.8cm" svg:y2="5.7cm">
          <text:p/>
        </draw:line>
        <draw:rect draw:style-name="gr1" draw:text-style-name="P2" xml:id="id13" draw:id="id13" draw:layer="layout" svg:width="1.1cm" svg:height="0.5cm" svg:x="12.1cm" svg:y="6.3cm">
          <text:p text:style-name="P1"><text:span text:style-name="T1">Products</text:span></text:p>
        </draw:rect>
        <draw:line draw:style-name="gr3" draw:text-style-name="P1" draw:layer="layout" svg:x1="10.8cm" svg:y1="6.1cm" svg:x2="10.8cm" svg:y2="6.3cm">
          <text:p/>
        </draw:line>
        <draw:line draw:style-name="gr3" draw:text-style-name="P1" draw:layer="layout" svg:x1="8.2cm" svg:y1="6.1cm" svg:x2="7.8cm" svg:y2="6.1cm">
          <text:p/>
        </draw:line>
        <draw:rect draw:style-name="gr1" draw:text-style-name="P4" draw:layer="layout" svg:width="0.8cm" svg:height="0.364cm" svg:x="7.3cm" svg:y="7.2cm">
          <text:p text:style-name="P1"><text:span text:style-name="T3">Volunteering</text:span></text:p>
        </draw:rect>
        <draw:rect draw:style-name="gr1" draw:text-style-name="P4" xml:id="id2" draw:id="id2" draw:layer="layout" svg:width="0.8cm" svg:height="0.364cm" svg:x="7.2cm" svg:y="8.2cm">
          <text:p text:style-name="P1"><text:span text:style-name="T3">Donations</text:span></text:p>
        </draw:rect>
        <draw:custom-shape draw:style-name="gr4" draw:text-style-name="P1" draw:layer="layout" svg:width="0.4cm" svg:height="0.4cm" svg:x="8.3cm" svg:y="8.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layer="layout" svg:width="0.4cm" svg:height="0.4cm" svg:x="8.3cm" svg:y="7.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1" draw:text-style-name="P4" xml:id="id5" draw:id="id5" draw:layer="layout" svg:width="0.8cm" svg:height="0.364cm" svg:x="9.2cm" svg:y="7.7cm">
          <text:p text:style-name="P1"><text:span text:style-name="T3">The common</text:span></text:p>
          <text:p text:style-name="P1"><text:span text:style-name="T3">Snapping</text:span></text:p>
          <text:p text:style-name="P1"><text:span text:style-name="T3">Turtle</text:span></text:p>
        </draw:rect>
        <draw:line draw:style-name="gr3" draw:text-style-name="P1" draw:layer="layout" svg:x1="7.8cm" svg:y1="6.8cm" svg:x2="7.8cm" svg:y2="7.2cm">
          <text:p/>
        </draw:line>
        <draw:line draw:style-name="gr3" draw:text-style-name="P1" draw:layer="layout" svg:x1="7.8cm" svg:y1="6.8cm" svg:x2="7.8cm" svg:y2="7.2cm">
          <text:p/>
        </draw:line>
        <draw:connector draw:style-name="gr3" draw:text-style-name="P1" draw:layer="layout" draw:type="lines" svg:x1="7.2cm" svg:y1="8.382cm" svg:x2="7.2cm" svg:y2="6.55cm" draw:start-shape="id2" draw:start-glue-point="3" draw:end-shape="id3" draw:end-glue-point="3" svg:d="M7200 8382h-501v-1832h501">
          <text:p/>
        </draw:connector>
        <draw:line draw:style-name="gr3" draw:text-style-name="P1" draw:layer="layout" svg:x1="8.1cm" svg:y1="7.4cm" svg:x2="8.3cm" svg:y2="7.4cm">
          <text:p/>
        </draw:line>
        <draw:line draw:style-name="gr3" draw:text-style-name="P1" draw:layer="layout" svg:x1="8cm" svg:y1="8.4cm" svg:x2="8.3cm" svg:y2="8.4cm">
          <text:p/>
        </draw:line>
        <draw:connector draw:style-name="gr2" draw:text-style-name="P1" draw:layer="layout" svg:x1="9.25cm" svg:y1="6.8cm" svg:x2="9.6cm" svg:y2="7.7cm" draw:start-shape="id4" draw:start-glue-point="2" draw:end-shape="id5" draw:end-glue-point="0" svg:d="M9250 6800v450h350v450">
          <text:p/>
        </draw:connector>
        <draw:custom-shape draw:style-name="gr4" draw:text-style-name="P1" draw:layer="layout" svg:width="0.4cm" svg:height="0.4cm" svg:x="10.3cm" svg:y="7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1" draw:layer="layout" svg:x1="10cm" svg:y1="7.9cm" svg:x2="10.3cm" svg:y2="7.9cm">
          <text:p/>
        </draw:line>
        <draw:custom-shape draw:style-name="gr4" draw:text-style-name="P1" xml:id="id9" draw:id="id9" draw:layer="layout" svg:width="0.4cm" svg:height="0.4cm" svg:x="11.5cm" svg:y="7.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1" draw:text-style-name="P2" xml:id="id6" draw:id="id6" draw:layer="layout" svg:width="1.76cm" svg:height="0.8cm" svg:x="9.9cm" svg:y="4.2cm">
          <text:p text:style-name="P1"><text:span text:style-name="T1">Snapps </text:span></text:p>
          <text:p text:style-name="P1"><text:span text:style-name="T1">Rehabilitation</text:span></text:p>
          <text:p text:style-name="P1"><text:span text:style-name="T1">Center</text:span></text:p>
          <text:p text:style-name="P1"><text:span text:style-name="T1">Website</text:span></text:p>
        </draw:rect>
        <draw:line draw:style-name="gr3" draw:text-style-name="P1" draw:layer="layout" svg:x1="10.8cm" svg:y1="5cm" svg:x2="10.8cm" svg:y2="5.3cm">
          <text:p/>
        </draw:line>
        <draw:rect draw:style-name="gr1" draw:text-style-name="P2" xml:id="id7" draw:id="id7" draw:layer="layout" svg:width="1.1cm" svg:height="0.5cm" svg:x="10.2cm" svg:y="9cm">
          <text:p text:style-name="P1"><text:span text:style-name="T1">Back End</text:span></text:p>
        </draw:rect>
        <draw:connector draw:style-name="gr2" draw:text-style-name="P1" draw:layer="layout" draw:line-skew="-3.099cm" svg:x1="9.9cm" svg:y1="4.6cm" svg:x2="10.2cm" svg:y2="9.25cm" draw:start-shape="id6" draw:start-glue-point="3" draw:end-shape="id7" draw:end-glue-point="3" svg:d="M9900 4600h-3600v4650h3900">
          <text:p/>
        </draw:connector>
        <draw:custom-shape draw:style-name="gr4" draw:text-style-name="P1" xml:id="id10" draw:id="id10" draw:layer="layout" svg:width="0.4cm" svg:height="0.4cm" svg:x="11.5cm" svg:y="7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12" draw:id="id12" draw:layer="layout" svg:width="0.4cm" svg:height="0.4cm" svg:x="11.5cm" svg:y="8.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11.3cm" svg:y1="6.55cm" svg:x2="11.5cm" svg:y2="7.3cm" draw:start-shape="id8" draw:start-glue-point="1" draw:end-shape="id9" draw:end-glue-point="5" svg:d="M11300 6550h100v750h100">
          <text:p/>
        </draw:connector>
        <draw:connector draw:style-name="gr2" draw:text-style-name="P1" xml:id="id11" draw:id="id11" draw:layer="layout" draw:line-skew="-1.002cm -0.7cm 0.401cm" svg:x1="11.3cm" svg:y1="6.55cm" svg:x2="11.5cm" svg:y2="7.9cm" draw:start-shape="id8" draw:start-glue-point="1" draw:end-shape="id10" draw:end-glue-point="5" svg:d="M11300 6550h100v1350h100">
          <text:p/>
        </draw:connector>
        <draw:connector draw:style-name="gr2" draw:text-style-name="P1" draw:layer="layout" svg:x1="11.4cm" svg:y1="7.9cm" svg:x2="11.5cm" svg:y2="8.5cm" draw:start-shape="id11" draw:start-glue-point="0" draw:end-shape="id12" draw:end-glue-point="5" svg:d="M11400 7900v600h100">
          <text:p/>
        </draw:connector>
        <draw:line draw:style-name="gr3" draw:text-style-name="P1" draw:layer="layout" svg:x1="12.5cm" svg:y1="6.1cm" svg:x2="12.7cm" svg:y2="6.1cm">
          <text:p/>
        </draw:line>
        <draw:line draw:style-name="gr3" draw:text-style-name="P1" draw:layer="layout" svg:x1="12.7cm" svg:y1="6.1cm" svg:x2="12.7cm" svg:y2="6.3cm">
          <text:p/>
        </draw:line>
        <draw:custom-shape draw:style-name="gr5" draw:text-style-name="P5" xml:id="id14" draw:id="id14" draw:layer="layout" svg:width="0.8cm" svg:height="0.7cm" svg:x="13.1cm" svg:y="7.2cm">
          <text:p text:style-name="P1"><text:span text:style-name="T4">categori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5" xml:id="id15" draw:id="id15" draw:layer="layout" svg:width="0.8cm" svg:height="0.7cm" svg:x="13.8cm" svg:y="8.2cm">
          <text:p text:style-name="P1"><text:span text:style-name="T4">Item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12.65cm" svg:y1="6.8cm" svg:x2="13.1cm" svg:y2="7.55cm" draw:start-shape="id13" draw:start-glue-point="2" draw:end-shape="id14" draw:end-glue-point="5" svg:d="M12650 6800v750h450">
          <text:p/>
        </draw:connector>
        <draw:connector draw:style-name="gr2" draw:text-style-name="P1" draw:layer="layout" svg:x1="13.5cm" svg:y1="7.845cm" svg:x2="13.8cm" svg:y2="8.55cm" draw:start-shape="id14" draw:start-glue-point="6" draw:end-shape="id15" draw:end-glue-point="5" svg:d="M13500 7845v705h300">
          <text:p/>
        </draw:connector>
        <draw:rect draw:style-name="gr1" draw:text-style-name="P2" xml:id="id19" draw:id="id19" draw:layer="layout" svg:width="1.1cm" svg:height="0.5cm" svg:x="10.2cm" svg:y="10.1cm">
          <text:p text:style-name="P1"><text:span text:style-name="T1">Dashboard</text:span></text:p>
        </draw:rect>
        <draw:rect draw:style-name="gr1" draw:text-style-name="P2" xml:id="id16" draw:id="id16" draw:layer="layout" svg:width="1.1cm" svg:height="0.5cm" svg:x="8.5cm" svg:y="10.1cm">
          <text:p text:style-name="P1"><text:span text:style-name="T1">Search</text:span></text:p>
        </draw:rect>
        <draw:rect draw:style-name="gr1" draw:text-style-name="P2" xml:id="id17" draw:id="id17" draw:layer="layout" svg:width="1.1cm" svg:height="0.5cm" svg:x="11.9cm" svg:y="10.1cm">
          <text:p text:style-name="P1"><text:span text:style-name="T1">Login</text:span></text:p>
        </draw:rect>
        <draw:rect draw:style-name="gr1" draw:text-style-name="P2" xml:id="id20" draw:id="id20" draw:layer="layout" svg:width="1.1cm" svg:height="0.5cm" svg:x="8.1cm" svg:y="11.2cm">
          <text:p text:style-name="P1"><text:span text:style-name="T1">Customers</text:span></text:p>
        </draw:rect>
        <draw:rect draw:style-name="gr1" draw:text-style-name="P2" xml:id="id23" draw:id="id23" draw:layer="layout" svg:width="1.1cm" svg:height="0.5cm" svg:x="10.2cm" svg:y="11.2cm">
          <text:p text:style-name="P1"><text:span text:style-name="T1">Products</text:span></text:p>
        </draw:rect>
        <draw:rect draw:style-name="gr1" draw:text-style-name="P2" xml:id="id21" draw:id="id21" draw:layer="layout" svg:width="1.1cm" svg:height="0.5cm" svg:x="12.2cm" svg:y="11.2cm">
          <text:p text:style-name="P1"><text:span text:style-name="T1">Orders</text:span></text:p>
        </draw:rect>
        <draw:rect draw:style-name="gr1" draw:text-style-name="P2" xml:id="id24" draw:id="id24" draw:layer="layout" svg:width="0.7cm" svg:height="0.518cm" svg:x="8.3cm" svg:y="12.082cm">
          <text:p text:style-name="P1"><text:span text:style-name="T1">New</text:span></text:p>
        </draw:rect>
        <draw:rect draw:style-name="gr1" draw:text-style-name="P2" xml:id="id25" draw:id="id25" draw:layer="layout" svg:width="0.7cm" svg:height="0.518cm" svg:x="8.3cm" svg:y="12.982cm">
          <text:p text:style-name="P1"><text:span text:style-name="T1">Edit</text:span></text:p>
        </draw:rect>
        <draw:rect draw:style-name="gr1" draw:text-style-name="P2" xml:id="id26" draw:id="id26" draw:layer="layout" svg:width="0.7cm" svg:height="0.518cm" svg:x="10.4cm" svg:y="12.1cm">
          <text:p text:style-name="P1"><text:span text:style-name="T1">New</text:span></text:p>
        </draw:rect>
        <draw:rect draw:style-name="gr1" draw:text-style-name="P2" xml:id="id27" draw:id="id27" draw:layer="layout" svg:width="0.7cm" svg:height="0.518cm" svg:x="10.4cm" svg:y="13cm">
          <text:p text:style-name="P1"><text:span text:style-name="T1">Edit</text:span></text:p>
        </draw:rect>
        <draw:rect draw:style-name="gr1" draw:text-style-name="P2" xml:id="id28" draw:id="id28" draw:layer="layout" svg:width="0.7cm" svg:height="0.518cm" svg:x="12.4cm" svg:y="12.1cm">
          <text:p text:style-name="P1"><text:span text:style-name="T1">New</text:span></text:p>
        </draw:rect>
        <draw:rect draw:style-name="gr1" draw:text-style-name="P2" xml:id="id29" draw:id="id29" draw:layer="layout" svg:width="0.7cm" svg:height="0.518cm" svg:x="12.4cm" svg:y="13cm">
          <text:p text:style-name="P1"><text:span text:style-name="T1">Edit</text:span></text:p>
        </draw:rect>
        <draw:connector draw:style-name="gr2" draw:text-style-name="P1" draw:layer="layout" draw:line-skew="-1.201cm 1.301cm 0.301cm" svg:x1="10.75cm" svg:y1="9.5cm" svg:x2="9.05cm" svg:y2="10.1cm" draw:start-shape="id7" draw:start-glue-point="2" draw:end-shape="id16" draw:end-glue-point="0" svg:d="M10750 9500v400h-1450-250v200">
          <text:p/>
        </draw:connector>
        <draw:connector draw:style-name="gr2" draw:text-style-name="P1" xml:id="id18" draw:id="id18" draw:layer="layout" draw:line-skew="-0.101cm 1.101cm 1.401cm" svg:x1="10.75cm" svg:y1="9.5cm" svg:x2="12.45cm" svg:y2="10.1cm" draw:start-shape="id7" draw:start-glue-point="2" draw:end-shape="id17" draw:end-glue-point="0" svg:d="M10750 9500v400h50 1650v200">
          <text:p/>
        </draw:connector>
        <draw:connector draw:style-name="gr2" draw:text-style-name="P1" draw:layer="layout" draw:line-skew="1.101cm 0.901cm" svg:x1="10.8cm" svg:y1="9.9cm" svg:x2="10.75cm" svg:y2="10.1cm" draw:start-shape="id18" draw:start-glue-point="0" draw:end-shape="id19" draw:end-glue-point="0" svg:d="M10800 9900h-50v200">
          <text:p/>
        </draw:connector>
        <draw:connector draw:style-name="gr2" draw:text-style-name="P1" draw:layer="layout" draw:line-skew="-1.201cm 1.101cm 0.301cm" svg:x1="10.75cm" svg:y1="10.6cm" svg:x2="8.65cm" svg:y2="11.2cm" draw:start-shape="id19" draw:start-glue-point="2" draw:end-shape="id20" draw:end-glue-point="0" svg:d="M10750 10600v400h-2050-50v200">
          <text:p/>
        </draw:connector>
        <draw:connector draw:style-name="gr2" draw:text-style-name="P1" xml:id="id22" draw:id="id22" draw:layer="layout" draw:line-skew="-0.101cm 1.101cm 1.401cm" svg:x1="10.75cm" svg:y1="10.6cm" svg:x2="12.75cm" svg:y2="11.2cm" draw:start-shape="id19" draw:start-glue-point="2" draw:end-shape="id21" draw:end-glue-point="0" svg:d="M10750 10600v400h50 1950v200">
          <text:p/>
        </draw:connector>
        <draw:connector draw:style-name="gr2" draw:text-style-name="P1" draw:layer="layout" draw:line-skew="1.001cm 0.901cm" svg:x1="10.8cm" svg:y1="11cm" svg:x2="10.75cm" svg:y2="11.2cm" draw:start-shape="id22" draw:start-glue-point="0" draw:end-shape="id23" draw:end-glue-point="0" svg:d="M10800 11000h-100 50v200">
          <text:p/>
        </draw:connector>
        <draw:connector draw:style-name="gr2" draw:text-style-name="P1" draw:layer="layout" svg:x1="8.65cm" svg:y1="11.7cm" svg:x2="8.65cm" svg:y2="12.082cm" draw:start-shape="id20" draw:start-glue-point="2" draw:end-shape="id24" draw:end-glue-point="0" svg:d="M8650 11700v382">
          <text:p/>
        </draw:connector>
        <draw:connector draw:style-name="gr2" draw:text-style-name="P1" draw:layer="layout" svg:x1="8.65cm" svg:y1="12.6cm" svg:x2="8.65cm" svg:y2="12.982cm" draw:start-shape="id24" draw:start-glue-point="2" draw:end-shape="id25" draw:end-glue-point="0" svg:d="M8650 12600v382">
          <text:p/>
        </draw:connector>
        <draw:connector draw:style-name="gr2" draw:text-style-name="P1" draw:layer="layout" svg:x1="10.75cm" svg:y1="11.7cm" svg:x2="10.75cm" svg:y2="12.1cm" draw:start-shape="id23" draw:start-glue-point="2" draw:end-shape="id26" draw:end-glue-point="0" svg:d="M10750 11700v400">
          <text:p/>
        </draw:connector>
        <draw:connector draw:style-name="gr2" draw:text-style-name="P1" draw:layer="layout" svg:x1="10.75cm" svg:y1="12.618cm" svg:x2="10.75cm" svg:y2="13cm" draw:start-shape="id26" draw:start-glue-point="2" draw:end-shape="id27" draw:end-glue-point="0" svg:d="M10750 12618v382">
          <text:p/>
        </draw:connector>
        <draw:connector draw:style-name="gr2" draw:text-style-name="P1" draw:layer="layout" svg:x1="12.75cm" svg:y1="11.7cm" svg:x2="12.75cm" svg:y2="12.1cm" draw:start-shape="id21" draw:start-glue-point="2" draw:end-shape="id28" draw:end-glue-point="0" svg:d="M12750 11700v400">
          <text:p/>
        </draw:connector>
        <draw:connector draw:style-name="gr2" draw:text-style-name="P1" draw:layer="layout" svg:x1="12.75cm" svg:y1="12.618cm" svg:x2="12.75cm" svg:y2="13cm" draw:start-shape="id28" draw:start-glue-point="2" draw:end-shape="id29" draw:end-glue-point="0" svg:d="M12750 12618v3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Lindsay</meta:initial-creator>
    <meta:creation-date>2017-07-23T17:06:05.69</meta:creation-date>
    <dc:date>2017-08-25T12:39:03.27</dc:date>
    <dc:creator>Alex Lindsay</dc:creator>
    <meta:editing-duration>PT20H1M51S</meta:editing-duration>
    <meta:editing-cycles>7</meta:editing-cycles>
    <meta:generator>OpenOffice/4.1.3$Win32 OpenOffice.org_project/413m1$Build-9783</meta:generator>
    <meta:document-statistic meta:object-count="78"/>
  </office:meta>
</office:document-meta>
</file>